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3.1263in"/>
    </style:style>
    <style:style style:name="TableColumn3" style:family="table-column">
      <style:table-column-properties style:column-width="3.1347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 style:min-row-height="2.0604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222222" fo:font-size="15pt" style:font-size-asian="15pt" style:font-size-complex="15pt" style:language-asian="en" style:country-asian="IN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1.0326in"/>
        </style:tab-stops>
      </style:paragraph-properties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en" style:country-asian="IN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222222" fo:font-size="15pt" style:font-size-asian="15pt" style:font-size-complex="15pt" style:language-asian="en" style:country-asian="IN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222222" fo:font-size="15pt" style:font-size-asian="15pt" style:font-size-complex="15pt" style:language-asian="en" style:country-asian="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222222" fo:font-size="15pt" style:font-size-asian="15pt" style:font-size-complex="15pt" style:language-asian="en" style:country-asian="IN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64" style:parent-style-name="DefaultParagraphFont" style:family="text">
      <style:text-properties style:font-name="Times New Roman" style:font-name-asian="Times New Roman" style:font-name-complex="Times New Roman" style:font-weight-complex="bold" fo:color="#222222" fo:font-size="10pt" style:font-size-asian="10pt" style:font-size-complex="10pt" style:language-asian="en" style:country-asian="IN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4pt" style:font-size-asian="14pt" style:font-size-complex="14pt" style:language-asian="en" style:country-asian="IN"/>
    </style:style>
    <style:style style:name="P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8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8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8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8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8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4pt" style:font-size-asian="14pt" style:font-size-complex="14pt" style:language-asian="en" style:country-asian="IN"/>
    </style:style>
    <style:style style:name="P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02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04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0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6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0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1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en" style:country-asian="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en" style:country-asian="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4pt" style:font-size-asian="14pt" style:font-size-complex="14pt" style:language-asian="en" style:country-asian="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21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fo:background-color="#F8F9FA" style:language-asian="en" style:country-asian="IN"/>
    </style:style>
    <style:style style:name="T122" style:parent-style-name="DefaultParagraphFont" style:family="text">
      <style:text-properties style:font-name="Arial" style:font-name-asian="Times New Roman" style:font-name-complex="Arial" fo:color="#000000" style:text-position="super 65%" fo:font-size="10pt" style:font-size-asian="10pt" style:font-size-complex="10pt" fo:background-color="#F8F9FA" style:language-asian="en" style:country-asian="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25" style:parent-style-name="DefaultParagraphFont" style:family="text">
      <style:text-properties style:font-name="Arial" style:font-name-asian="Times New Roman" style:font-name-complex="Arial" fo:color="#222222" fo:font-size="10pt" style:font-size-asian="10pt" style:font-size-complex="10pt" fo:background-color="#FFFFFF" style:language-asian="en" style:country-asian="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2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fo:background-color="#F8F9FA" style:language-asian="en" style:country-asian="IN"/>
    </style:style>
    <style:style style:name="T129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P1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33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T137" style:parent-style-name="DefaultParagraphFont" style:family="text">
      <style:text-properties style:font-name="Arial" style:font-name-asian="Times New Roman" style:font-name-complex="Arial" fo:color="#222222" fo:font-size="10pt" style:font-size-asian="10pt" style:font-size-complex="10pt" fo:background-color="#FFFFFF" style:language-asian="en" style:country-asian="IN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T139" style:parent-style-name="DefaultParagraphFont" style:family="text">
      <style:text-properties style:font-name="Times New Roman" style:font-name-asian="Times New Roman" style:font-name-complex="Times New Roman" style:font-weight-complex="bold" fo:color="#222222" fo:font-size="10pt" style:font-size-asian="10pt" style:font-size-complex="10pt" style:language-asian="en" style:country-asian="IN"/>
    </style:style>
    <style:style style:name="T140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en" style:country-asian="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22222" fo:font-size="14pt" style:font-size-asian="14pt" style:font-size-complex="14pt" style:language-asian="en" style:country-asian="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fo:background-color="#F8F9FA" style:language-asian="en" style:country-asian="IN"/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000000" style:text-position="super 65%" fo:font-size="10pt" style:font-size-asian="10pt" style:font-size-complex="10pt" fo:background-color="#F8F9FA" style:language-asian="en" style:country-asian="IN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fo:background-color="#F8F9FA" style:language-asian="en" style:country-asian="IN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style:language-asian="en" style:country-asian="IN"/>
    </style:style>
    <style:style style:name="P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333333" fo:font-size="10pt" style:font-size-asian="10pt" style:font-size-complex="10pt" fo:background-color="#FFFFFF" style:language-asian="en" style:country-asian="IN"/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style:language-asian="en" style:country-asian="IN"/>
    </style:style>
    <style:style style:name="T165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fo:background-color="#FFFFFF" style:language-asian="en" style:country-asian="IN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 style:language-asian="en" style:country-asian="I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222222" fo:font-size="12pt" style:font-size-asian="12pt" style:font-size-complex="12pt" style:language-asian="en" style:country-asian="IN"/>
    </style:style>
    <style:style style:name="P17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Barium hydroxide-</text:span><text:span text:style-name="T8">Ba(OH)2</text:span></text:p>
            <text:p text:style-name="P9">DENSITY-   3.743 g/cm3</text:p>
            <text:p text:style-name="P10">MOL WT-   171.34 g/mol</text:p>
            <text:p text:style-name="P11">PH VALUE-11.27</text:p>
            <text:p text:style-name="P12">BASICITY- PKB-0.15</text:p>
            <text:p text:style-name="P13">OCCURANCE- WHITE SOLID</text:p>
            <text:p text:style-name="P14">ODOR- ODORLESS</text:p>
            <text:p text:style-name="P15">EFFECTS-    corrosive and toxic in nature</text:p>
            <text:p text:style-name="P16"><text:span text:style-name="T17">USES-Used as the precursor to other barium compounds</text:span><text:span text:style-name="T18">.</text:span></text:p>
            <text:p text:style-name="P19"> <text:tab/></text:p>
            <text:p text:style-name="P20"><text:span text:style-name="T21"> </text:span><text:span text:style-name="T22">Calium hydroxide-ca</text:span><text:span text:style-name="T23">(OH)2</text:span></text:p>
            <text:p text:style-name="P24">DENSITY-   2.21 g/cm³</text:p>
            <text:p text:style-name="P25">MOL WT-   74.093 g/mol</text:p>
            <text:p text:style-name="P26">BASICITY- PKB-1.37</text:p>
            <text:p text:style-name="P27"><text:span text:style-name="T28">PH VALUE</text:span><text:span text:style-name="T29">-11.27</text:span></text:p>
            <text:p text:style-name="P30">OCCURANCE- WHITE SOLID</text:p>
            <text:p text:style-name="P31">ODOR-odorless</text:p>
            <text:p text:style-name="P32">EFFECTS-    Unprotected exposure to Ca(OH)2 can cause severe skin irritation, chemical burns, blindness or lung damage</text:p>
            <text:p text:style-name="P33">USES-flocculant in water and sewage treatment ,in  paper  and food industry</text:p>
            <text:p text:style-name="P34"/>
            <text:p text:style-name="P35"/>
            <text:p text:style-name="P36"><text:span text:style-name="T37">Calium carbonate-caco3</text:span></text:p>
            <text:p text:style-name="P38">DENSITY-   2.71 g/cm³</text:p>
            <text:p text:style-name="P39">MOL WT-   100.0869 g/moL</text:p>
            <text:p text:style-name="P40">OCCURANCE- Fine white powder; chalky taste</text:p>
            <text:p text:style-name="P41">ODOR-odorless</text:p>
            <text:p text:style-name="P42">EFFECTS-    , long-term overuse is more serious than a single overdose, because it can cause kidney damage and can ide of antacid overdose.</text:p>
            <text:p text:style-name="P43"><text:span text:style-name="T44">USES-used in the construction industry,in the purification of </text:span><text:a xlink:href="https://en.wikipedia.org/wiki/Iron" office:target-frame-name="_blank" xlink:show="new"><text:span text:style-name="T45">iron</text:span></text:a><text:span text:style-name="T46">from </text:span><text:a xlink:href="https://en.wikipedia.org/wiki/Iron_ore" office:target-frame-name="_blank" xlink:show="new"><text:span text:style-name="T47">iron ore</text:span></text:a><text:span text:style-name="T48"> in a </text:span><text:a xlink:href="https://en.wikipedia.org/wiki/Blast_furnace" office:target-frame-name="_blank" xlink:show="new"><text:span text:style-name="T49">blast furnace</text:span></text:a><text:span text:style-name="T50">,major component of blackboard chalk,used as an extender in paints,used as as toothpaste and has seen a resurgence as a food preservative and color retainer, when used in or with products such as organic apples</text:span></text:p>
            <text:p text:style-name="P51"/>
            <text:p text:style-name="P52"><text:span text:style-name="T53"> </text:span><text:span text:style-name="T54">Magnesium hydroxide-mg</text:span><text:span text:style-name="T55">(OH)2</text:span></text:p>
            <text:p text:style-name="P56">DENSITY-   2.34 g/cm³</text:p>
            <text:p text:style-name="P57">MOL WT-   58.3197 g/mol</text:p>
            <text:p text:style-name="P58">OCCURANCE- WHITE SOLID</text:p>
            <text:p text:style-name="P59"><text:span text:style-name="T60">PH VALUE-10.40</text:span></text:p>
            <text:p text:style-name="P61">ODOR-odorless</text:p>
            <text:p text:style-name="P62"><text:span text:style-name="T63">EFFECTS-   can cause eye damage. It is of low acute oral </text:span><text:span text:style-name="T64">toxicity</text:span><text:span text:style-name="T65"> in humans</text:span></text:p>
            <text:p text:style-name="P66"><text:span text:style-name="T67">USES-USED TOO PRODUCE Magnesia WHICH is both a poor electrical conductor and an excellent thermal conductor and  also a component of </text:span><text:a xlink:href="https://en.wikipedia.org/wiki/Antiperspirant" office:target-frame-name="_blank" xlink:show="new"><text:span text:style-name="T68">antiperspirant</text:span></text:a><text:span text:style-name="T69"> and as fire retardant and to neutralize acidic wastewaters.</text:span></text:p>
            <text:p text:style-name="P70"/>
          </table:table-cell>
          <table:table-cell table:style-name="TableCell71">
            <text:p text:style-name="P72"><text:span text:style-name="T73">ferrous hydroxide-FE(OH)2</text:span></text:p>
            <text:p text:style-name="P74">DENSITY-   3.4 g/cm³</text:p>
            <text:p text:style-name="P75">MOL WT-   89.86 g/mol</text:p>
            <text:p text:style-name="P76">OCCURANCE- GREEN SOLID</text:p>
            <text:p text:style-name="P77">PH VALUE-9.45</text:p>
            <text:p text:style-name="P78">ODOR-odorless</text:p>
            <text:p text:style-name="P79"><text:span text:style-name="T80">EFFECTS-H</text:span><text:span text:style-name="T81">igh incidence of gastrointestinal side </text:span><text:span text:style-name="T82">effects</text:span><text:span text:style-name="T83">such as nausea, vomiting, constipation, and diarrhea.</text:span></text:p>
            <text:p text:style-name="P84"><text:span text:style-name="T85">USES-</text:span><text:span text:style-name="T86">-  </text:span><text:span text:style-name="T87">cosmetics and <text:s/>in some tattoo inks <text:s/>AND in aquarium </text:span><text:span text:style-name="T88">water</text:span><text:span text:style-name="T89"> treatment as a phosphate binder</text:span></text:p>
            <text:p text:style-name="P90"> </text:p>
            <text:p text:style-name="P91"> </text:p>
            <text:p text:style-name="P92"><text:span text:style-name="T93">SODIUM HYDROXIDE-NAOH</text:span></text:p>
            <text:p text:style-name="P94">DENSITY-   39.997 g/mol</text:p>
            <text:p text:style-name="P95">MOL WT-   2.13 g/cm³</text:p>
            <text:p text:style-name="P96">OCCURANCE- White, waxy, opaque crystals</text:p>
            <text:p text:style-name="P97"><text:span text:style-name="T98">PH VALUE-10.98</text:span></text:p>
            <text:p text:style-name="P99">ODOR-odorless</text:p>
            <text:p text:style-name="P100"><text:span text:style-name="T101">EFFECTS- </text:span><text:span text:style-name="T102">s</text:span><text:span text:style-name="T103"> </text:span><text:span text:style-name="T104">evere</text:span><text:span text:style-name="T105"> burns and permanent </text:span><text:span text:style-name="T106">damage</text:span><text:span text:style-name="T107"> to any tissue.eye damage</text:span></text:p>
            <text:p text:style-name="P108"><text:span text:style-name="T109">USES-</text:span><text:span text:style-name="T110"> formulation of bath products, cleansing products, shampoos and shaving products</text:span><text:span text:style-name="T111"><text:s/>and used in the manufacture of fabric, plastic wrap, paper and soap</text:span></text:p>
            <text:p text:style-name="P112"> </text:p>
            <text:p text:style-name="P113"><text:span text:style-name="T114"> </text:span></text:p>
            <text:p text:style-name="P115"><text:span text:style-name="T116"> </text:span></text:p>
            <text:p text:style-name="P117"><text:span text:style-name="T118">Cobalt hydroxide-CO(OH)2</text:span></text:p>
            <text:p text:style-name="P119"><text:span text:style-name="T120">DENSITY-    </text:span><text:span text:style-name="T121">3.597 g/cm</text:span><text:span text:style-name="T122">3</text:span></text:p>
            <text:p text:style-name="P123"><text:span text:style-name="T124">MOL WT- </text:span><text:span text:style-name="T125">92.948 g/mol</text:span></text:p>
            <text:p text:style-name="P126"><text:span text:style-name="T127">Occurrence-</text:span><text:span text:style-name="T128"> </text:span><text:span text:style-name="T129">olive-green to red crystals, or as a greyish or black powder.</text:span></text:p>
            <text:p text:style-name="P130">ODOR-odorless</text:p>
            <text:p text:style-name="P131"><text:span text:style-name="T132">EFFECTS-   </text:span><text:span text:style-name="T133"> is a CARCINOGEN , FLAMMABLE and is hazardious</text:span></text:p>
            <text:p text:style-name="P134"><text:span text:style-name="T135">USES-</text:span><text:span text:style-name="T136"> as a drying agent for paints, varnishes and inks, in the preparation of</text:span><text:span text:style-name="T137"><text:s/></text:span><text:span text:style-name="T138">other </text:span><text:span text:style-name="T139">cobalt compounds</text:span><text:span text:style-name="T140">, as a catalyst and in the manufacture of battery electrodes.</text:span></text:p>
            <text:p text:style-name="P141">  </text:p>
            <text:p text:style-name="P142"><text:span text:style-name="T143"> </text:span></text:p>
            <text:p text:style-name="P144"><text:span text:style-name="T145">Zinc hydroxide- zinc(OH)2</text:span></text:p>
            <text:p text:style-name="P146"><text:span text:style-name="T147">DENSITY-   </text:span><text:span text:style-name="T148">3 .053 g/cm</text:span><text:span text:style-name="T149">3</text:span></text:p>
            <text:p text:style-name="P150"><text:span text:style-name="T151">MOL WT-   </text:span><text:span text:style-name="T152">99.424 g/mol</text:span></text:p>
            <text:p text:style-name="P153"><text:span text:style-name="T154">OCCURANCE- </text:span><text:span text:style-name="T155">white powder</text:span></text:p>
            <text:p text:style-name="P156"><text:span text:style-name="T157">PH VALUE-8.88</text:span></text:p>
            <text:p text:style-name="P158">ODOR-odorless</text:p>
            <text:p text:style-name="P159"><text:span text:style-name="T160">EFFECTS-</text:span><text:span text:style-name="T161"> Chronic exposure to zinc causes anemia, atazia, lethargy, and decreases the level of good cholesterol in the body. It is also believed to cause pancreatic and reproductive damage</text:span><text:span text:style-name="T162">  </text:span></text:p>
            <text:p text:style-name="P163"><text:span text:style-name="T164">USES-</text:span><text:span text:style-name="T165">  as an absorbent in surgical dressings</text:span><text:span text:style-name="T166"> </text:span><text:span text:style-name="T167">used in calamine creams, ointments, baby powder, skin lotions, and cosmetics. </text:span></text:p>
            <text:p text:style-name="P168"><text:span text:style-name="T169"> </text:span><text:span text:style-name="T170"><text:tab/></text:span></text:p>
            <text:p text:style-name="P17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y laptop</meta:initial-creator>
    <dc:creator>G.SWETHA</dc:creator>
    <meta:creation-date>2019-02-27T06:03:00Z</meta:creation-date>
    <dc:date>2019-02-27T06:03:00Z</dc:date>
    <meta:template xlink:href="Normal" xlink:type="simple"/>
    <meta:editing-cycles>2</meta:editing-cycles>
    <meta:editing-duration>PT60S</meta:editing-duration>
    <meta:document-statistic meta:page-count="2" meta:paragraph-count="6" meta:word-count="502" meta:character-count="3363" meta:row-count="23" meta:non-whitespace-character-count="2867"/>
  </office:meta>
</office:document-meta>
</file>